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WHYLight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2048" calcext:value-type="float">
            <text:p>2048</text:p>
          </table:table-cell>
          <table:table-cell/>
          <table:table-cell table:formula="of:=[.F6]*4096" office:value-type="float" office:value="8388608" calcext:value-type="float">
            <text:p>8388608</text:p>
          </table:table-cell>
          <table:table-cell table:formula="of:=[.H6]/1024" office:value-type="float" office:value="8192" calcext:value-type="float">
            <text:p>8192</text:p>
          </table:table-cell>
          <table:table-cell table:style-name="ce27" table:formula="of:=[.I6]/1024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2039" calcext:value-type="float">
            <text:p>2039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2560K," calcext:value-type="string">
            <text:p>256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290000," calcext:value-type="string">
            <text:p>0x290000,</text:p>
          </table:table-cell>
          <table:table-cell table:style-name="ce8" table:formula="of:=[.D20]*4 &amp; &quot;K,&quot;" office:value-type="string" office:string-value="2560K," calcext:value-type="string">
            <text:p>256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2035" calcext:value-type="float">
            <text:p>2035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zb_storage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2]) &amp; &quot;,&quot;" office:value-type="string" office:string-value="0x510000," calcext:value-type="string">
            <text:p>0x510000,</text:p>
          </table:table-cell>
          <table:table-cell table:style-name="ce8" table:formula="of:=[.D2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zb_fc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514000," calcext:value-type="string">
            <text:p>0x514000,</text:p>
          </table:table-cell>
          <table:table-cell table:style-name="ce8" table:formula="of:=[.D24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2033" calcext:value-type="float">
            <text:p>2033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6]) &amp; &quot;,&quot;" office:value-type="string" office:string-value="0x515000," calcext:value-type="string">
            <text:p>0x515000,</text:p>
          </table:table-cell>
          <table:table-cell table:style-name="ce8" table:formula="of:=[.D26]*4 &amp; &quot;K,&quot;" office:value-type="string" office:string-value="2988K," calcext:value-type="string">
            <text:p>298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2032" calcext:value-type="float">
            <text:p>2032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640" calcext:value-type="float">
            <text:p>640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1392" calcext:value-type="float">
            <text:p>1392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2621440" calcext:value-type="float">
            <text:p>2621440</text:p>
          </table:table-cell>
          <table:table-cell table:formula="of:=[.H18]/1024" office:value-type="float" office:value="2560" calcext:value-type="float">
            <text:p>2560</text:p>
          </table:table-cell>
          <table:table-cell table:formula="of:=[.I18]/1024" office:value-type="float" office:value="2.5" calcext:value-type="float">
            <text:p>2.5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640" calcext:value-type="float">
            <text:p>640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752" calcext:value-type="float">
            <text:p>752</text:p>
          </table:table-cell>
          <table:table-cell table:formula="of:=[.G18]+([.D18]*4096)" office:value-type="float" office:value="2686976" calcext:value-type="float">
            <text:p>2686976</text:p>
          </table:table-cell>
          <table:table-cell table:formula="of:=[.D20]*4096" office:value-type="float" office:value="2621440" calcext:value-type="float">
            <text:p>2621440</text:p>
          </table:table-cell>
          <table:table-cell table:formula="of:=[.H20]/1024" office:value-type="float" office:value="2560" calcext:value-type="float">
            <text:p>2560</text:p>
          </table:table-cell>
          <table:table-cell table:formula="of:=[.I20]/1024" office:value-type="float" office:value="2.5" calcext:value-type="float">
            <text:p>2.5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Zigbee storag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748" calcext:value-type="float">
            <text:p>748</text:p>
          </table:table-cell>
          <table:table-cell table:formula="of:=[.G20]+([.D20]*4096)" office:value-type="float" office:value="5308416" calcext:value-type="float">
            <text:p>5308416</text:p>
          </table:table-cell>
          <table:table-cell table:formula="of:=[.D22]*4096" office:value-type="float" office:value="16384" calcext:value-type="float">
            <text:p>16384</text:p>
          </table:table-cell>
          <table:table-cell table:formula="of:=[.H22]/1024" office:value-type="float" office:value="16" calcext:value-type="float">
            <text:p>16</text:p>
          </table:table-cell>
          <table:table-cell table:formula="of:=[.I22]/1024" office:value-type="float" office:value="0.015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Zigbee fc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747" calcext:value-type="float">
            <text:p>747</text:p>
          </table:table-cell>
          <table:table-cell table:formula="of:=[.G22]+([.D22]*4096)" office:value-type="float" office:value="5324800" calcext:value-type="float">
            <text:p>5324800</text:p>
          </table:table-cell>
          <table:table-cell table:formula="of:=[.D24]*4096" office:value-type="float" office:value="4096" calcext:value-type="float">
            <text:p>4096</text:p>
          </table:table-cell>
          <table:table-cell table:formula="of:=[.H24]/1024" office:value-type="float" office:value="4" calcext:value-type="float">
            <text:p>4</text:p>
          </table:table-cell>
          <table:table-cell table:formula="of:=[.I24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19"/>
          <table:table-cell table:number-columns-repeated="7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747" calcext:value-type="float">
            <text:p>747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0" calcext:value-type="float">
            <text:p>0</text:p>
          </table:table-cell>
          <table:table-cell table:formula="of:=[.G24]+([.D24]*4096)" office:value-type="float" office:value="5328896" calcext:value-type="float">
            <text:p>5328896</text:p>
          </table:table-cell>
          <table:table-cell table:formula="of:=[.D26]*4096" office:value-type="float" office:value="3059712" calcext:value-type="float">
            <text:p>3059712</text:p>
          </table:table-cell>
          <table:table-cell table:formula="of:=[.H26]/1024" office:value-type="float" office:value="2988" calcext:value-type="float">
            <text:p>2988</text:p>
          </table:table-cell>
          <table:table-cell table:formula="of:=[.I26]/1024" office:value-type="float" office:value="2.91796875" calcext:value-type="float">
            <text:p>2.9</text:p>
          </table:table-cell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19"/>
          <table:table-cell table:number-columns-repeated="2"/>
          <table:table-cell table:style-name="ce19" table:number-columns-repeated="2"/>
          <table:table-cell table:number-columns-repeated="1014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11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7:29:32.333489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4-09-20T17:35:49.421348049</dc:date>
    <meta:editing-duration>PT2H30M17S</meta:editing-duration>
    <meta:editing-cycles>65</meta:editing-cycles>
    <meta:generator>LibreOffice/24.2.5.2$Linux_X86_64 LibreOffice_project/420$Build-2</meta:generator>
    <meta:document-statistic meta:table-count="1" meta:cell-count="151" meta:object-count="0"/>
  </office:meta>
</office:document-meta>
</file>